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d403" officeooo:paragraph-rsid="000dd403"/>
    </style:style>
    <style:style style:name="P2" style:family="paragraph" style:parent-style-name="Standard">
      <style:text-properties officeooo:rsid="0010f9a5" officeooo:paragraph-rsid="0010f9a5"/>
    </style:style>
    <style:style style:name="P3" style:family="paragraph" style:parent-style-name="Standard">
      <style:text-properties officeooo:rsid="0012f45a" officeooo:paragraph-rsid="0012f45a"/>
    </style:style>
    <style:style style:name="T1" style:family="text">
      <style:text-properties fo:font-style="italic"/>
    </style:style>
    <style:style style:name="T2" style:family="text">
      <style:text-properties officeooo:rsid="001023c3"/>
    </style:style>
    <style:style style:name="T3" style:family="text">
      <style:text-properties officeooo:rsid="0012f4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found an interesting article entitled "PAPER: HISTORY OF LISP" by John McCarthy, which was in re-print in the book "History of Programming Languages" from ACM. LISP was developed by McCarthy beginning in 1958, and <text:span text:style-name="T2">happens to be the second-oldest current programming language, after FORTRAN (Wexelblat 182)</text:span>. Some of the firsts in LISP include conditional expressions, recursion, lambda expressions, and garbage collection (Wexelblat, p. 173)<text:span text:style-name="T2"> One of the earliest applications of the language was in AI research between 1958 and 1962.</text:span></text:p>
      <text:p text:style-name="P1"/>
      <text:p text:style-name="P2">LISP functions are written as lists of expressions, which are often nested within each other. These expressions are written with a prefix notation where the operator is referenced before the data on which it is to operate. LISP is implemented as an interpretive language which has an "eval" function which can interpret LISP statements. Because of the operation-first syntax and ability to next functions with lambda statements, LISP proved itself as being compute-friendly, <text:span text:style-name="T3">as well as simpler to write than Universal Turing Machine expressions.</text:span> <text:s/>(Wexelblat <text:span text:style-name="T3">178</text:span>).</text:p>
      <text:p text:style-name="P1"/>
      <text:p text:style-name="P3">I always think it's interesting to read articles about early computing approaches. The scale of problems attempted by early researchers like McCarthy was really impressive – that people were using LISP for AI research in the 60s, while still having to solve many of the most basic problems of how machines would interpret instructions, manage memory, and produce output is daunting and worthy of respect. Some of these researchers were doing everything from wire-wrapped hardware up through language design, in addition to solving the actual problem that the computing system was being built for in the first place. </text:p>
      <text:p text:style-name="Standard"/>
      <text:p text:style-name="Standard">Wexelblat, R. L. (1984). <text:span text:style-name="T1">History of programming languages</text:span>. New York: Academic Press. doi:10.1145/800025.1198360 </text:p>
      <text:p text:style-name="Standard">Pages 173-18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9:01:56.277000000</meta:creation-date>
    <dc:date>2018-11-16T19:51:53.256000000</dc:date>
    <meta:editing-duration>PT9M15S</meta:editing-duration>
    <meta:editing-cycles>1</meta:editing-cycles>
    <meta:document-statistic meta:table-count="0" meta:image-count="0" meta:object-count="0" meta:page-count="1" meta:paragraph-count="5" meta:word-count="279" meta:character-count="1837" meta:non-whitespace-character-count="1559"/>
    <meta:generator>LibreOffice/6.0.5.2$Windows_X86_64 LibreOffice_project/54c8cbb85f300ac59db32fe8a675ff7683cd5a16</meta:generator>
  </office:meta>
</office:document-meta>
</file>